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Preformatted_20_Text">
      <style:text-properties fo:color="#000000" style:font-name="Lucida Sans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Lucida Sans" fo:font-size="8pt" fo:background-color="#ffffff" style:font-size-asian="8pt" style:font-size-complex="8pt"/>
    </style:style>
    <style:style style:name="P3" style:family="paragraph" style:parent-style-name="Preformatted_20_Text">
      <style:text-properties fo:font-variant="normal" fo:text-transform="none" fo:color="#000000" style:font-name="Lucida Sans" fo:font-size="8pt" fo:font-style="normal" fo:background-color="#ffffff" style:font-size-asian="8pt" style:font-size-complex="8pt"/>
    </style:style>
    <style:style style:name="P4" style:family="paragraph" style:parent-style-name="Preformatted_20_Text">
      <style:paragraph-properties fo:margin-top="0cm" fo:margin-bottom="0.499cm"/>
      <style:text-properties fo:color="#000000" style:font-name="Lucida Sans" fo:font-size="8pt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: </text:span><text:span text:style-name="T2">import</text:span> java<text:span text:style-name="T2">.</text:span>io<text:span text:style-name="T2">.</text:span>*<text:span text:style-name="T2">;</text:span></text:p>
      <text:p text:style-name="P1"><text:span text:style-name="T1"><text:s/>2: </text:span><text:span text:style-name="T2">import</text:span> java<text:span text:style-name="T2">.</text:span>util<text:span text:style-name="T2">.</text:span>LinkedList<text:span text:style-name="T2">;</text:span></text:p>
      <text:p text:style-name="P1"><text:span text:style-name="T1"><text:s/>3: </text:span><text:span text:style-name="T2">public</text:span> <text:span text:style-name="T2">class</text:span> topsort <text:span text:style-name="T2">{</text:span></text:p>
      <text:p text:style-name="P1"><text:span text:style-name="T1"><text:s/>4: </text:span><text:s text:c="4"/></text:p>
      <text:p text:style-name="P1"><text:span text:style-name="T1"><text:s/>5: </text:span><text:s text:c="4"/><text:span text:style-name="T2">static</text:span> <text:span text:style-name="T3">BufferedReader</text:span> ent = <text:span text:style-name="T2">new</text:span> <text:span text:style-name="T3">BufferedReader</text:span> <text:span text:style-name="T2">(</text:span> <text:span text:style-name="T2">new</text:span> <text:span text:style-name="T3">InputStreamReader</text:span> <text:span text:style-name="T2">(</text:span><text:span text:style-name="T3">System.in</text:span><text:span text:style-name="T2">)</text:span> <text:span text:style-name="T2">);</text:span></text:p>
      <text:p text:style-name="P2"><text:s/>6: </text:p>
      <text:p text:style-name="P1"><text:span text:style-name="T1"><text:s/>7: </text:span><text:s text:c="4"/><text:span text:style-name="T2">static</text:span> <text:span text:style-name="T3">String</text:span> linha<text:span text:style-name="T2">[];</text:span></text:p>
      <text:p text:style-name="P1"><text:span text:style-name="T1"><text:s/>8: </text:span><text:s text:c="4"/></text:p>
      <text:p text:style-name="P1"><text:span text:style-name="T1"><text:s/>9: </text:span><text:s text:c="4"/><text:span text:style-name="T2">static</text:span> <text:span text:style-name="T2">int</text:span> intervalo<text:span text:style-name="T2">,</text:span> entradas<text:span text:style-name="T2">,</text:span> master<text:span text:style-name="T2">,</text:span> slave<text:span text:style-name="T2">;</text:span></text:p>
      <text:p text:style-name="P3">10: </text:p>
      <text:p text:style-name="P1"><text:span text:style-name="T1">11: </text:span><text:s text:c="4"/><text:span text:style-name="T2">public</text:span> <text:span text:style-name="T2">static</text:span> <text:span text:style-name="T2">void</text:span> main <text:span text:style-name="T2">(</text:span><text:span text:style-name="T3">String</text:span> cmdline<text:span text:style-name="T2">[])</text:span> <text:span text:style-name="T2">throws</text:span> <text:span text:style-name="T3">IOException</text:span> <text:span text:style-name="T2">{</text:span></text:p>
      <text:p text:style-name="P1"><text:span text:style-name="T1">12: </text:span><text:s text:c="12"/></text:p>
      <text:p text:style-name="P1"><text:span text:style-name="T1">13: </text:span><text:s text:c="12"/>linha = ent<text:span text:style-name="T2">.</text:span>readLine<text:span text:style-name="T2">().</text:span>split<text:span text:style-name="T2">(</text:span>"\\s"<text:span text:style-name="T2">);</text:span></text:p>
      <text:p text:style-name="P1"><text:span text:style-name="T1">14: </text:span><text:s text:c="12"/></text:p>
      <text:p text:style-name="P1"><text:span text:style-name="T1">15: </text:span><text:s text:c="12"/>intervalo = Integer<text:span text:style-name="T2">.</text:span>parseInt<text:span text:style-name="T2">(</text:span> linha<text:span text:style-name="T2">[</text:span>0<text:span text:style-name="T2">]</text:span> <text:span text:style-name="T2">);</text:span></text:p>
      <text:p text:style-name="P1"><text:span text:style-name="T1">16: </text:span><text:s text:c="12"/>entradas = Integer<text:span text:style-name="T2">.</text:span>parseInt <text:span text:style-name="T2">(</text:span> linha<text:span text:style-name="T2">[</text:span>1<text:span text:style-name="T2">]</text:span> <text:span text:style-name="T2">);</text:span></text:p>
      <text:p text:style-name="P3">17: </text:p>
      <text:p text:style-name="P1"><text:span text:style-name="T1">18: </text:span><text:s text:c="12"/><text:span text:style-name="T3">LinkedList</text:span><text:span text:style-name="T2">[]</text:span> varal = <text:span text:style-name="T2">new</text:span> <text:span text:style-name="T3">LinkedList</text:span><text:span text:style-name="T2">[</text:span>intervalo+1<text:span text:style-name="T2">];</text:span> <text:s text:c="6"/></text:p>
      <text:p text:style-name="P1"><text:span text:style-name="T1">19: </text:span><text:s text:c="12"/></text:p>
      <text:p text:style-name="P1"><text:span text:style-name="T1">20: </text:span><text:s text:c="12"/><text:span text:style-name="T2">for</text:span> <text:span text:style-name="T2">(int</text:span> i=1<text:span text:style-name="T2">;</text:span> i&lt;=intervalo<text:span text:style-name="T2">;</text:span> i++<text:span text:style-name="T2">)</text:span> <text:span text:style-name="T2">{</text:span></text:p>
      <text:p text:style-name="P1"><text:span text:style-name="T1">21: </text:span><text:s text:c="20"/>varal<text:span text:style-name="T2">[</text:span>i<text:span text:style-name="T2">]</text:span> = <text:span text:style-name="T2">new</text:span> <text:span text:style-name="T3">LinkedList</text:span><text:span text:style-name="T2">();</text:span> <text:s text:c="3"/></text:p>
      <text:p text:style-name="P1"><text:span text:style-name="T1">22: </text:span><text:s text:c="12"/><text:span text:style-name="T2">}</text:span></text:p>
      <text:p text:style-name="P1"><text:span text:style-name="T1">23: </text:span><text:s text:c="12"/><text:span text:style-name="T2">for</text:span> <text:span text:style-name="T2">(int</text:span> e=0<text:span text:style-name="T2">;</text:span> e&lt;entradas<text:span text:style-name="T2">;</text:span> e++<text:span text:style-name="T2">)</text:span> <text:span text:style-name="T2">{</text:span></text:p>
      <text:p text:style-name="P1"><text:span text:style-name="T1">24: </text:span><text:s text:c="20"/>linha = ent<text:span text:style-name="T2">.</text:span>readLine<text:span text:style-name="T2">().</text:span>split<text:span text:style-name="T2">(</text:span>"\\s"<text:span text:style-name="T2">);</text:span></text:p>
      <text:p text:style-name="P3">25: </text:p>
      <text:p text:style-name="P1"><text:span text:style-name="T1">26: </text:span><text:s text:c="20"/>slave = Integer<text:span text:style-name="T2">.</text:span>parseInt<text:span text:style-name="T2">(</text:span> linha<text:span text:style-name="T2">[</text:span>0<text:span text:style-name="T2">]</text:span> <text:span text:style-name="T2">);</text:span></text:p>
      <text:p text:style-name="P1"><text:span text:style-name="T1">27: </text:span><text:s text:c="20"/>master = Integer<text:span text:style-name="T2">.</text:span>parseInt<text:span text:style-name="T2">(</text:span> linha<text:span text:style-name="T2">[</text:span>1<text:span text:style-name="T2">]</text:span> <text:span text:style-name="T2">);</text:span></text:p>
      <text:p text:style-name="P1"><text:span text:style-name="T1">28: </text:span><text:s text:c="20"/></text:p>
      <text:p text:style-name="P1"><text:span text:style-name="T1">29: </text:span><text:s text:c="20"/>varal<text:span text:style-name="T2">[</text:span>master<text:span text:style-name="T2">].</text:span>add <text:span text:style-name="T2">(</text:span>slave<text:span text:style-name="T2">);</text:span></text:p>
      <text:p text:style-name="P1"><text:span text:style-name="T1">30: </text:span><text:s text:c="12"/><text:span text:style-name="T2">}</text:span> </text:p>
      <text:p text:style-name="P3">31: </text:p>
      <text:p text:style-name="P1"><text:span text:style-name="T1">32: </text:span><text:s text:c="12"/><text:span text:style-name="T3">LinkedList</text:span> resultado = <text:span text:style-name="T2">new</text:span> <text:span text:style-name="T3">LinkedList</text:span><text:span text:style-name="T2">();</text:span></text:p>
      <text:p text:style-name="P1"><text:span text:style-name="T1">33: </text:span><text:s text:c="12"/></text:p>
      <text:p text:style-name="P1"><text:span text:style-name="T1">34: </text:span><text:s text:c="12"/>imprimeVaral <text:span text:style-name="T2">(</text:span>varal<text:span text:style-name="T2">);</text:span></text:p>
      <text:p text:style-name="P1"><text:span text:style-name="T1">35: </text:span><text:s text:c="12"/></text:p>
      <text:p text:style-name="P1"><text:span text:style-name="T1">36: </text:span><text:s text:c="12"/>ordenaTop <text:span text:style-name="T2">(</text:span>varal<text:span text:style-name="T2">,</text:span> resultado<text:span text:style-name="T2">);</text:span></text:p>
      <text:p text:style-name="P3">37: </text:p>
      <text:p text:style-name="P1"><text:span text:style-name="T1">38: </text:span><text:s text:c="12"/>imprimeResult <text:span text:style-name="T2">(</text:span>resultado<text:span text:style-name="T2">);</text:span></text:p>
      <text:p text:style-name="P1"><text:span text:style-name="T1">39: </text:span><text:s text:c="4"/><text:span text:style-name="T2">}</text:span></text:p>
      <text:p text:style-name="P3">40: </text:p>
      <text:p text:style-name="P1"><text:span text:style-name="T1">41: </text:span><text:s text:c="4"/><text:span text:style-name="T2">public</text:span> <text:span text:style-name="T2">static</text:span> <text:span text:style-name="T2">void</text:span> imprimeVaral <text:span text:style-name="T2">(</text:span><text:span text:style-name="T3">LinkedList</text:span><text:span text:style-name="T2">[]</text:span> myVaral<text:span text:style-name="T2">)</text:span> <text:span text:style-name="T2">{</text:span></text:p>
      <text:p text:style-name="P1"><text:span text:style-name="T1">42: </text:span><text:s text:c="12"/></text:p>
      <text:p text:style-name="P1"><text:span text:style-name="T1">43: </text:span><text:s text:c="12"/><text:span text:style-name="T3">System.out</text:span><text:span text:style-name="T2">.</text:span>println<text:span text:style-name="T2">(</text:span>"---------------------------------"<text:span text:style-name="T2">);</text:span></text:p>
      <text:p text:style-name="P1"><text:span text:style-name="T1">44: </text:span><text:s text:c="12"/><text:span text:style-name="T2">for</text:span> <text:span text:style-name="T2">(int</text:span> i=1<text:span text:style-name="T2">;</text:span> i&lt; myVaral<text:span text:style-name="T2">.</text:span>length<text:span text:style-name="T2">;</text:span> i++<text:span text:style-name="T2">)</text:span> <text:span text:style-name="T2">{</text:span></text:p>
      <text:p text:style-name="P1"><text:span text:style-name="T1">45: </text:span><text:s text:c="20"/><text:span text:style-name="T3">System.out</text:span><text:span text:style-name="T2">.</text:span>print <text:span text:style-name="T2">(</text:span>"Master "+i+"("+myVaral<text:span text:style-name="T2">[</text:span>i<text:span text:style-name="T2">].</text:span>size<text:span text:style-name="T2">()</text:span>+")"+"-&gt; "<text:span text:style-name="T2">);</text:span></text:p>
      <text:p text:style-name="P1"><text:span text:style-name="T1">46: </text:span><text:s text:c="20"/><text:span text:style-name="T2">for</text:span> <text:span text:style-name="T2">(int</text:span> j=0<text:span text:style-name="T2">;</text:span>j&lt; myVaral<text:span text:style-name="T2">[</text:span>i<text:span text:style-name="T2">].</text:span>size<text:span text:style-name="T2">();</text:span> j++<text:span text:style-name="T2">)</text:span> <text:span text:style-name="T2">{</text:span></text:p>
      <text:p text:style-name="P1"><text:span text:style-name="T1">47: </text:span><text:s text:c="28"/><text:span text:style-name="T3">System.out</text:span><text:span text:style-name="T2">.</text:span>print <text:span text:style-name="T2">(</text:span>myVaral<text:span text:style-name="T2">[</text:span>i<text:span text:style-name="T2">].</text:span>get<text:span text:style-name="T2">(</text:span>j<text:span text:style-name="T2">)</text:span>+" "<text:span text:style-name="T2">);</text:span></text:p>
      <text:p text:style-name="P1"><text:span text:style-name="T1">48: </text:span><text:s text:c="20"/><text:span text:style-name="T2">}</text:span></text:p>
      <text:p text:style-name="P1"><text:span text:style-name="T1">49: </text:span><text:s text:c="20"/><text:span text:style-name="T3">System.out</text:span><text:span text:style-name="T2">.</text:span>println<text:span text:style-name="T2">(</text:span>""<text:span text:style-name="T2">);</text:span></text:p>
      <text:p text:style-name="P1"><text:span text:style-name="T1">50: </text:span><text:s text:c="12"/><text:span text:style-name="T2">}</text:span></text:p>
      <text:p text:style-name="P1"><text:span text:style-name="T1">52: </text:span><text:s text:c="4"/><text:span text:style-name="T2">}</text:span></text:p>
      <text:p text:style-name="P1"><text:span text:style-name="T1">53: </text:span><text:s text:c="4"/><text:span text:style-name="T2">public</text:span> <text:span text:style-name="T2">static</text:span> <text:span text:style-name="T2">void</text:span> ordenaTop <text:span text:style-name="T2">(</text:span><text:span text:style-name="T3">LinkedList</text:span><text:span text:style-name="T2">[]</text:span> myVaral<text:span text:style-name="T2">,</text:span> <text:span text:style-name="T3">LinkedList</text:span> resultado<text:span text:style-name="T2">)</text:span> <text:span text:style-name="T2">{</text:span></text:p>
      <text:p text:style-name="P1"><text:span text:style-name="T1">54: </text:span><text:s text:c="12"/></text:p>
      <text:p text:style-name="P1"><text:span text:style-name="T1">55: </text:span><text:s text:c="12"/><text:span text:style-name="T2">boolean[]</text:span> visitados = <text:span text:style-name="T2">new</text:span> <text:span text:style-name="T2">boolean[</text:span>myVaral<text:span text:style-name="T2">.</text:span>length<text:span text:style-name="T2">];</text:span></text:p>
      <text:p text:style-name="P3">56: </text:p>
      <text:p text:style-name="P1"><text:span text:style-name="T1">57: </text:span><text:s text:c="12"/>visitados<text:span text:style-name="T2">[</text:span>0<text:span text:style-name="T2">]</text:span> = true<text:span text:style-name="T2">;</text:span></text:p>
      <text:p text:style-name="P3">58: </text:p>
      <text:p text:style-name="P1"><text:span text:style-name="T1">59: </text:span><text:s text:c="12"/><text:span text:style-name="T2">for</text:span> <text:span text:style-name="T2">(int</text:span> k=1<text:span text:style-name="T2">;</text:span> k&lt; myVaral<text:span text:style-name="T2">.</text:span>length<text:span text:style-name="T2">;</text:span> k++<text:span text:style-name="T2">)</text:span> <text:span text:style-name="T2">{</text:span></text:p>
      <text:p text:style-name="P1"><text:span text:style-name="T1">60: </text:span><text:s text:c="20"/><text:span text:style-name="T2">if</text:span> <text:span text:style-name="T2">(</text:span> myVaral<text:span text:style-name="T2">[</text:span>k<text:span text:style-name="T2">].</text:span>size<text:span text:style-name="T2">()</text:span> == 0 &amp;&amp; !visitados<text:span text:style-name="T2">[</text:span>k<text:span text:style-name="T2">]</text:span> <text:span text:style-name="T2">)</text:span> <text:span text:style-name="T2">{</text:span></text:p>
      <text:p text:style-name="P1"><text:span text:style-name="T1">61: </text:span><text:s text:c="28"/><text:span text:style-name="T2">for</text:span> <text:span text:style-name="T2">(int</text:span> z=1<text:span text:style-name="T2">;</text:span>z&lt;myVaral<text:span text:style-name="T2">.</text:span>length<text:span text:style-name="T2">;</text:span> z++<text:span text:style-name="T2">)</text:span> <text:span text:style-name="T2">{</text:span></text:p>
      <text:p text:style-name="P1"><text:span text:style-name="T1">62: </text:span><text:s text:c="36"/>myVaral<text:span text:style-name="T2">[</text:span>z<text:span text:style-name="T2">].</text:span>remove<text:span text:style-name="T2">(new</text:span> <text:span text:style-name="T3">Integer</text:span><text:span text:style-name="T2">(</text:span>k<text:span text:style-name="T2">));</text:span></text:p>
      <text:p text:style-name="P1"><text:span text:style-name="T1">63: </text:span><text:s text:c="28"/><text:span text:style-name="T2">}</text:span></text:p>
      <text:p text:style-name="P1"><text:span text:style-name="T1">64: </text:span><text:s text:c="28"/>visitados<text:span text:style-name="T2">[</text:span>k<text:span text:style-name="T2">]</text:span> = true<text:span text:style-name="T2">;</text:span></text:p>
      <text:p text:style-name="P1"><text:span text:style-name="T1">65: </text:span><text:s text:c="28"/>resultado<text:span text:style-name="T2">.</text:span>add<text:span text:style-name="T2">(</text:span>k<text:span text:style-name="T2">);</text:span></text:p>
      <text:p text:style-name="P1"><text:span text:style-name="T1">66: </text:span><text:s text:c="28"/></text:p>
      <text:p text:style-name="P1"><text:span text:style-name="T1">67: </text:span><text:s text:c="28"/>k=1<text:span text:style-name="T2">;</text:span></text:p>
      <text:p text:style-name="P1"><text:span text:style-name="T1">68: </text:span><text:s text:c="20"/><text:span text:style-name="T2">}</text:span></text:p>
      <text:p text:style-name="P1"><text:span text:style-name="T1">69: </text:span><text:s text:c="12"/><text:span text:style-name="T2">}</text:span></text:p>
      <text:p text:style-name="P1"><text:span text:style-name="T1">70: </text:span><text:s text:c="4"/><text:span text:style-name="T2">}</text:span></text:p>
      <text:p text:style-name="P1"><text:span text:style-name="T1">71: </text:span><text:s text:c="4"/><text:span text:style-name="T2">public</text:span> <text:span text:style-name="T2">static</text:span> <text:span text:style-name="T2">void</text:span> imprimeResult <text:span text:style-name="T2">(</text:span><text:span text:style-name="T3">LinkedList</text:span> result<text:span text:style-name="T2">)</text:span> <text:span text:style-name="T2">{</text:span></text:p>
      <text:p text:style-name="P1"><text:span text:style-name="T1">72: </text:span><text:s text:c="12"/><text:span text:style-name="T3">System.out</text:span><text:span text:style-name="T2">.</text:span>println<text:span text:style-name="T2">(</text:span>"---------------------------------"<text:span text:style-name="T2">);</text:span></text:p>
      <text:p text:style-name="P1"><text:span text:style-name="T1">73: </text:span><text:s text:c="12"/><text:span text:style-name="T2">for</text:span> <text:span text:style-name="T2">(int</text:span> i=0<text:span text:style-name="T2">;</text:span> i&lt; result<text:span text:style-name="T2">.</text:span>size<text:span text:style-name="T2">();</text:span> i++ <text:span text:style-name="T2">)</text:span> <text:span text:style-name="T2">{</text:span></text:p>
      <text:p text:style-name="P1"><text:span text:style-name="T1">74: </text:span><text:s text:c="20"/><text:span text:style-name="T3">System.out</text:span><text:span text:style-name="T2">.</text:span>print<text:span text:style-name="T2">(</text:span> result<text:span text:style-name="T2">.</text:span>get<text:span text:style-name="T2">(</text:span>i<text:span text:style-name="T2">)</text:span> + " " <text:span text:style-name="T2">);</text:span></text:p>
      <text:p text:style-name="P1"><text:span text:style-name="T1">75: </text:span><text:s text:c="12"/><text:span text:style-name="T2">}</text:span></text:p>
      <text:p text:style-name="P1"><text:span text:style-name="T1">76: </text:span><text:s text:c="12"/><text:span text:style-name="T3">System.out</text:span><text:span text:style-name="T2">.</text:span>println<text:span text:style-name="T2">(</text:span>""<text:span text:style-name="T2">);</text:span></text:p>
      <text:p text:style-name="P1"><text:span text:style-name="T1">77: </text:span><text:s text:c="12"/><text:span text:style-name="T3">System.out</text:span><text:span text:style-name="T2">.</text:span>println<text:span text:style-name="T2">(</text:span>"---------------------------------"<text:span text:style-name="T2">);</text:span></text:p>
      <text:p text:style-name="P1"><text:span text:style-name="T1">78: </text:span><text:s text:c="4"/><text:span text:style-name="T2">}</text:span> <text:s text:c="6"/></text:p>
      <text:p text:style-name="P3">79: </text:p>
      <text:p text:style-name="P4"><text:span text:style-name="T1">80: </text:span><text:span text:style-name="T2">}</text:span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itle>Trabalho Prático II - AEDS II</text:title><text:tab/><text:tab/><text:subject>Anexo I - Código Fonte</text:subj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rabalho Prático II - AEDS II</dc:title>
    <dc:subject>Anexo I - Código Fonte</dc:subject>
    <meta:creation-date>2006-05-03T15:13:13</meta:creation-date>
    <dc:date>2006-05-03T15:20:10</dc:date>
    <dc:language>en-US</dc:language>
    <meta:editing-cycles>6</meta:editing-cycles>
    <meta:editing-duration>PT6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0" meta:word-count="278" meta:character-count="2999"/>
  </office:meta>
</office:document-meta>
</file>